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AKE-Dokumentation</text:p>
      <text:p text:style-name="P1"/>
      <text:list xml:id="list1411931442" text:style-name="L1">
        <text:list-item>
          <text:p text:style-name="P2">&lt;root&gt;/CMakeLists.txt:</text:p>
          <text:list>
            <text:list-item>
              <text:p text:style-name="P2">Konfiguration des SVN:</text:p>
              <text:list>
                <text:list-item>
                  <text:p text:style-name="P2">cmake-suche nach MTL-Paket</text:p>
                </text:list-item>
                <text:list-item>
                  <text:p text:style-name="P2">hinzufügen aller Unterprojekte (libs)</text:p>
                </text:list-item>
              </text:list>
            </text:list-item>
            <text:list-item>
              <text:p text:style-name="P2">Setzen Compiler spezifischer Flags</text:p>
            </text:list-item>
          </text:list>
        </text:list-item>
        <text:list-item>
          <text:p text:style-name="P2">&lt;root&gt;/MTLConfig.cmake</text:p>
          <text:list>
            <text:list-item>
              <text:p text:style-name="P2">Bereitstellung des MTL-Pakets (cmake sucht nach dieser Datei)</text:p>
            </text:list-item>
            <text:list-item>
              <text:p text:style-name="P2">Setzen der include-pfade für die MTL</text:p>
            </text:list-item>
            <text:list-item>
              <text:p text:style-name="P2">Setzen der Compile-Flags für die MTL-Componenten (ARPREC, UMFPACK,...)</text:p>
            </text:list-item>
            <text:list-item>
              <text:p text:style-name="P2">Setzen der MTL-Libraries (umfpack, arprec..)</text:p>
            </text:list-item>
          </text:list>
        </text:list-item>
        <text:list-item>
          <text:p text:style-name="P2">&lt;root&gt;/libs/CMakeLists.txt</text:p>
          <text:list>
            <text:list-item>
              <text:p text:style-name="P2">cmake-suche nach MTL-Paket</text:p>
            </text:list-item>
            <text:list-item>
              <text:p text:style-name="P2">hinzufügen aller Unterprojekte (test + examples)</text:p>
            </text:list-item>
            <text:list-item>
              <text:p text:style-name="P2">hinzufügen der gcov-libraries zu den mtl-libraries</text:p>
            </text:list-item>
            <text:list-item>
              <text:p text:style-name="P2">definition des compile_all macros für die tests + examples</text:p>
            </text:list-item>
          </text:list>
        </text:list-item>
        <text:list-item>
          <text:p text:style-name="P2">&lt;root&gt;/libs/numeric/mtl/test/CMakeLists.txt</text:p>
          <text:list>
            <text:list-item>
              <text:p text:style-name="P2">Hinzufügen der Tests unter Verwendung von compile_all aus libs/CMakeLists.txt</text:p>
            </text:list-item>
          </text:list>
        </text:list-item>
        <text:list-item>
          <text:p text:style-name="P2">&lt;root&gt;/libs/numeric/mtl/examples/CMakeLists.txt</text:p>
          <text:list>
            <text:list-item>
              <text:p text:style-name="P2">Hinzufügen der Beispiele unter Verwendung von compile_all aus libs/CMakeLists.txt</text:p>
            </text:list-item>
          </text:list>
        </text:list-item>
        <text:list-item>
          <text:p text:style-name="P2">&lt;root&gt;/tools/cmake/ARPREC.cmake:</text:p>
          <text:list>
            <text:list-item>
              <text:p text:style-name="P2">suche nach dem Header arprec/mp_real.h und der Bibliothek arprec</text:p>
            </text:list-item>
            <text:list-item>
              <text:p text:style-name="P2">setzt HAVE_ARPREC, ARPREC_LIBRARIES und ARPREC_INCLUDE_DIRS</text:p>
            </text:list-item>
          </text:list>
        </text:list-item>
        <text:list-item>
          <text:p text:style-name="P2">&lt;root&gt;/tools/cmake/UMFPACK.cmake</text:p>
          <text:list>
            <text:list-item>
              <text:p text:style-name="P2">suche nach dem Header umfpack.h und der Bibliothek umfpack</text:p>
            </text:list-item>
            <text:list-item>
              <text:p text:style-name="P2">Falls gefunden nach: blas + amd (es gibt auch umfpack ohne die beiden, aber nicht bei debian + ubuntu :) )</text:p>
            </text:list-item>
            <text:list-item>
              <text:p text:style-name="P2">analog arprec</text:p>
            </text:list-item>
          </text:list>
        </text:list-item>
        <text:list-item>
          <text:p text:style-name="P2">&lt;root&gt;/tools/cmake/Vampir.cmake</text:p>
          <text:list>
            <text:list-item>
              <text:p text:style-name="P2">suche nach dem Vampir-Compiler</text:p>
            </text:list-item>
            <text:list-item>
              <text:p text:style-name="P2">Zerlegen des Compilers in Compile+Link-flags </text:p>
            </text:list-item>
            <text:list-item>
              <text:p text:style-name="P2">Hinzufügen der Flags zu VT_COMPILE_FLAGS, VT_LINK_FLAGS, VT_LIBRARI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07:39:09</meta:creation-date>
    <dc:date>2012-04-04T07:59:37</dc:date>
    <meta:editing-duration>PT20M29S</meta:editing-duration>
    <meta:editing-cycles>2</meta:editing-cycles>
    <meta:generator>LibreOffice/3.4$Unix LibreOffice_project/340m1$Build-402</meta:generator>
    <meta:document-statistic meta:table-count="0" meta:image-count="0" meta:object-count="0" meta:page-count="1" meta:paragraph-count="31" meta:word-count="184" meta:character-count="1418" meta:non-whitespace-character-count="1294"/>
  </office:meta>
</office:document-meta>
</file>